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left="1.251cm" fo:margin-right="0cm" fo:text-indent="-0.026cm" style:auto-text-indent="false">
        <style:tab-stops/>
      </style:paragraph-properties>
      <style:text-properties style:font-name="Courier New" fo:font-size="12pt" style:font-size-asian="12pt" style:font-size-complex="12pt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style:font-name="Courier New" fo:font-size="12pt" style:font-size-asian="12pt" style:font-size-complex="12pt"/>
    </style:style>
    <style:style style:name="P5" style:family="paragraph" style:parent-style-name="Text_20_body">
      <style:paragraph-properties fo:margin-left="1.251cm" fo:margin-right="0cm" style:line-height-at-least="0cm" fo:text-indent="0cm" style:auto-text-indent="false"/>
      <style:text-properties style:font-name="Courier New" fo:font-size="12pt" style:font-size-asian="12pt" style:font-size-complex="12pt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paragraph-properties fo:break-before="page"/>
      <style:text-properties fo:font-size="12pt" style:font-size-asian="12pt" style:font-size-complex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8pt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2">Криптографическая</text:span></text:span></text:p>
      <text:p text:style-name="P2"><text:span text:style-name="Strong_20_Emphasis"><text:span text:style-name="T2">библиотека </text:span></text:span></text:p>
      <text:p text:style-name="P2"><text:span text:style-name="Strong_20_Emphasis"><text:span text:style-name="T2">RC5Simple</text:span></text:span></text:p>
      <text:p text:style-name="P2"><text:span text:style-name="Strong_20_Emphasis"><text:span text:style-name="T1"/></text:span></text:p>
      <text:p text:style-name="P2"><text:a xlink:type="simple" xlink:href="http://webhamster.ru/site/page/index/articles/projectcode/157"><text:span text:style-name="Strong_20_Emphasis"><text:span text:style-name="T1">http://webhamster.ru/site/page/index/articles/projectcode/157</text:span></text:span></text:a></text:p>
      <text:p text:style-name="P2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RC5Simple</text:span></text:span><text:span text:style-name="T1"> - это простая мультиплатформенная криптографическая C++ библиотека, которая предназначена для шифрования/дешифровки массивов и файлов. Шифрация происходит по алгоритму </text:span><text:a xlink:type="simple" xlink:href="http://ru.wikipedia.org/wiki/RC5"><text:span text:style-name="Strong_20_Emphasis"><text:span text:style-name="T1">RC5-32/12/16</text:span></text:span></text:a><text:span text:style-name="T1"> c модифицированным CBC-режимом сцепления блоков шифротекста (согласно </text:span><text:a xlink:type="simple" xlink:href="http://theory.lcs.mit.edu/%7Erivest/Rivest-rc5rev.pdf"><text:span text:style-name="T1">Reference implementation</text:span></text:a><text:span text:style-name="T1"> of RC5-32/12/16 RSA Data Security).</text:span></text:p>
      <text:p text:style-name="P1"/>
      <text:p text:style-name="Text_20_body"><text:span text:style-name="T1">Библиотека </text:span><text:span text:style-name="Strong_20_Emphasis"><text:span text:style-name="T1">RC5Simple</text:span></text:span><text:span text:style-name="T1"> предназначена для работы с небольшими объемами данных (до 4Gb), и в настоящий момент тестировалась только на 32-х битных микропроцессорах.</text:span></text:p>
      <text:p text:style-name="P1"/>
      <text:p text:style-name="P1">Библиотека поставляется в виде исходников, содержит примеры шифрования и дешифровки массивов байт и файлов. Данная библиотека разрабатывалась для использования в программах, хранящих приватные данные пользователей.</text:p>
      <text:p text:style-name="P1"/>
      <text:p text:style-name="P7">Использование</text:p>
      <text:p text:style-name="P1"/>
      <text:p text:style-name="P1">Вначале следует подключить заголовок:</text:p>
      <text:p text:style-name="P1"/>
      <text:p text:style-name="P3">#include "RC5Simple.h"</text:p>
      <text:p text:style-name="P1"/>
      <text:p text:style-name="P1">Шифрация/дешифрация даных происходит с помощью объекта класса RC5Simple. Создание объекта этого класса выглядит так:</text:p>
      <text:p text:style-name="P1"/>
      <text:p text:style-name="P4">RC5Simple rc5;</text:p>
      <text:p text:style-name="P1"/>
      <text:p text:style-name="P1">Для шифрации необходим ключ длиной в 16 байт. В простейшем случае ключем могут служить байты пароля, с помощью которого будут шифроваться данные. Однако лучше в качестве ключа использовать MD5-сумму пароля (как раз 16 байт). Перед вычислением MD5-суммы рекомендуется дополнить строку пароля "солью" минимум в два символа, в дальнейшем эту "соль" можно хранить в открытом виде в связке с зашифрованным объектом.</text:p>
      <text:p text:style-name="P1"/>
      <text:p text:style-name="P1">Ключ и данные должны передаваться в библиотеку в виде STL векторов. Однако, зачастую, в C/C++ программах в качестве байтовых массивов используются массивы с ячейками типа unsigned char. Пример создания некоего 16-ти байтового ключа в виде массива unsigned char, и преобразование его в STL вектор:</text:p>
      <text:p text:style-name="P1"/>
      <text:p text:style-name="P5">#define KEY_LEN 16</text:p>
      <text:p text:style-name="P5"/>
      <text:p text:style-name="P5">// Generate key<text:line-break/>unsigned char key[KEY_LEN];<text:line-break/>for(int i=0; i&lt;KEY_LEN; i++) key[i]=i*2;</text:p>
      <text:p text:style-name="P5"/>
      <text:p text:style-name="P5">// Convert key to vector</text:p>
      <text:p text:style-name="P5">vector&lt;unsigned char&gt; v_key(KEY_LEN);</text:p>
      <text:p text:style-name="P5">for(int i=0; i&lt;KEY_LEN; i++) v_key[i]=key[i];</text:p>
      <text:p text:style-name="P5"/>
      <text:p text:style-name="P1">Перед началом шифрации или дешифрации необходимо установить ключ с помощью метода RC5_SetKey:</text:p>
      <text:p text:style-name="P1"/>
      <text:p text:style-name="P4">rc5.RC5_SetKey(v_key);</text:p>
      <text:p text:style-name="P1"/>
      <text:p text:style-name="P6"><text:span text:style-name="Strong_20_Emphasis"><text:span text:style-name="T1">Шифрация массива байт</text:span></text:span><text:span text:style-name="T1"> происходит с помощью метода RC5_Encrypt:</text:span></text:p>
      <text:p text:style-name="P1"/>
      <text:p text:style-name="P4">rc5.RC5_Encrypt(v_data, v_crypt_data);</text:p>
      <text:p text:style-name="P1"/>
      <text:p text:style-name="P1">В результате вызова этого метода, в STL векторе v_crypt_data будут находиться зашифрованные данные.</text:p>
      <text:p text:style-name="P1"/>
      <text:p text:style-name="Text_20_body"><text:span text:style-name="Strong_20_Emphasis"><text:span text:style-name="T1">Дешифрация массива байт</text:span></text:span><text:span text:style-name="T1"> происходит с помощью метода RC5_Decrypt:</text:span></text:p>
      <text:p text:style-name="P1"/>
      <text:p text:style-name="P4">rc5.RC5_Decrypt(v_crypt_data, v_data);</text:p>
      <text:p text:style-name="P1"/>
      <text:p text:style-name="P1">В результате вызова этого метода, в STL векторе v_data будут находиться расшифрованные данные.</text:p>
      <text:p text:style-name="P1"/>
      <text:p text:style-name="Text_20_body"><text:span text:style-name="Strong_20_Emphasis"><text:span text:style-name="T1">Шифрация файла </text:span></text:span><text:span text:style-name="T1">происходит с помощью метода RC5_EncryptFile:</text:span></text:p>
      <text:p text:style-name="P1"/>
      <text:p text:style-name="P4">rc5.RC5_EncryptFile("example.txt", "example.txt.encrypt");</text:p>
      <text:p text:style-name="P1"/>
      <text:p text:style-name="P1">В первом параметре указывается имя исходного файла, во втором параметре имя результирующего зашифрованного файла.</text:p>
      <text:p text:style-name="P1"/>
      <text:p text:style-name="Text_20_body"><text:span text:style-name="Strong_20_Emphasis"><text:span text:style-name="T1">Дешифрация файла</text:span></text:span><text:span text:style-name="T1"> происходит с помощью метода RC5_DecryptFile:</text:span></text:p>
      <text:p text:style-name="P1"/>
      <text:p text:style-name="P4">rc5.RC5_DecryptFile("example.txt.encrypt", "example.txt.decrypt");</text:p>
      <text:p text:style-name="P1"/>
      <text:p text:style-name="P1">В первом параметре указывается имя исходного зашифрованного файла, во втором параметре имя результирующего расшифрованного файла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16T01:20:55</meta:creation-date>
    <dc:date>2011-06-16T13:53:06</dc:date>
    <meta:editing-duration>PT00H09M19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3" meta:paragraph-count="33" meta:word-count="344" meta:character-count="2904"/>
  </office:meta>
</office:document-meta>
</file>